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4" style:family="paragraph" style:parent-style-name="Standard">
      <style:text-properties style:font-name="Calibri"/>
    </style:style>
    <style:style style:name="P5" style:family="paragraph" style:parent-style-name="Standard" style:list-style-name="L1">
      <style:text-properties style:font-name="Calibri"/>
    </style:style>
    <style:style style:name="P6" style:family="paragraph" style:parent-style-name="Standard">
      <style:paragraph-properties fo:text-align="justify" style:justify-single-word="false"/>
      <style:text-properties style:font-name="Calibri" fo:font-size="12pt" style:font-size-asian="12pt" style:font-size-complex="12pt"/>
    </style:style>
    <style:style style:name="P7" style:family="paragraph" style:parent-style-name="Standard">
      <style:paragraph-properties fo:text-align="justify" style:justify-single-word="false"/>
      <style:text-properties style:font-name="Calibri"/>
    </style:style>
    <style:style style:name="T1"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CUEIL</text:p>
      <text:p text:style-name="P1"/>
      <text:p text:style-name="P1">Bienvenue sur le site de Ô Temps Pour Soi !</text:p>
      <text:p text:style-name="P1"/>
      <text:p text:style-name="P1">[texte à venir]</text:p>
      <text:p text:style-name="P1"/>
      <text:p text:style-name="P3">ATELIERS</text:p>
      <text:p text:style-name="P2">→ ATELIERS BIEN-ÊTRE</text:p>
      <text:p text:style-name="P1">Lors des ateliers Ô Temps Pour Soi, laissez-vous porter dans un espace de douceur, de connexion à soi, de ressourcement...</text:p>
      <text:p text:style-name="P1">Pendant 1 à 2 heures, je vous propose :</text:p>
      <text:p text:style-name="P1">de la relaxation guidée</text:p>
      <text:p text:style-name="P1">des apports sur les origines et les bienfaits des massages</text:p>
      <text:p text:style-name="P1">une initiation au massage bien-être</text:p>
      <text:p text:style-name="P1">des techniques d'auto-massage pour prendre soin de soi au quotidien</text:p>
      <text:p text:style-name="P1"/>
      <text:p text:style-name="P1">Prochains ateliers : [à compléter]</text:p>
      <text:p text:style-name="P1"/>
      <text:p text:style-name="P1">Particulier, entreprise, association, ou autre structure, vous souhaitez proposer un atelier autour du bien-être, du massage et/ou de l'auto-massage ?</text:p>
      <text:p text:style-name="P1">Contactez-moi pour créer ensemble un atelier adapté à vos attentes.</text:p>
      <text:p text:style-name="P1"/>
      <text:p text:style-name="P2">→ ATELIERS Z<text:span text:style-name="T1">É</text:span>RO D<text:span text:style-name="T1">É</text:span>CHET</text:p>
      <text:p text:style-name="P1">« Les ateliers du p'tit slip vert » sont des temps pour :</text:p>
      <text:p text:style-name="P1">échanger des astuces pour réduire ses déchets,</text:p>
      <text:p text:style-name="P1">apprendre à fabriquer ses produits ménagers et cosmétiques soi-même,</text:p>
      <text:p text:style-name="P1">se motiver avec d'autres à adopter des habitudes meilleures pour la planète et pour la santé !</text:p>
      <text:p text:style-name="P1"/>
      <text:p text:style-name="P1">Prochains ateliers : [à compléter]</text:p>
      <text:p text:style-name="P1"/>
      <text:p text:style-name="P7">Je ne prétends pas être parfaitement Zéro Déchet, je n'ai pas zéro impact sur l'environnement ; j'ai simplement envie de partager ce que j'ai appris par mes nombreuses lectures et par mes expériences pour réduire mon impact environnemental et prendre soin de la Terre et de ma santé.</text:p>
      <text:p text:style-name="P7">Ce que je fais n'est pas forcément la meilleure et la seule solution adaptée à tout le monde : le but de ces ateliers est surtout d'échanger, de partager, de s'entraider, de se motiver, pour ensemble trouver des solutions et avancer vers un monde plus respectueux de la planète et de tou·te·s ses habitant·e·s !</text:p>
      <text:p text:style-name="P1"/>
      <text:p text:style-name="P2">DEMI-JOURN<text:span text:style-name="T1">É</text:span>E BIEN-ÊTRE</text:p>
      <text:p text:style-name="P1">Envie d'un moment ressourçant entre ami·e·s ? Il suffit de demander !</text:p>
      <text:p text:style-name="P1">Vous invitez des ami·e·s chez vous et je viens avec ma table de massage pour proposer à chacun·e un massage de 30 minutes.</text:p>
      <text:p text:style-name="P6">Le massage est offert à la personne qui accueille !</text:p>
      <text:p text:style-name="P1"/>
      <text:p text:style-name="P1">2 formules possibles :</text:p>
      <text:p text:style-name="P1">Formule massages</text:p>
      <text:p text:style-name="P1">Un massage de 30 minutes par personne</text:p>
      <text:p text:style-name="P1">30 € par personne + éventuels frais de déplacement</text:p>
      <text:p text:style-name="P1"/>
      <text:p text:style-name="P1"><text:soft-page-break/>Formule complète (personnalisable en fonction de vos envies !)</text:p>
      <text:p text:style-name="P1">Un massage de 30 minutes par personne</text:p>
      <text:p text:style-name="P1">+ 10 minutes de relaxation guidée pour le groupe</text:p>
      <text:p text:style-name="P1">+ une activité pour vous permettre d'échanger autour du thème du bien-être</text:p>
      <text:p text:style-name="P1">+ infusions et petit goûter fournis</text:p>
      <text:p text:style-name="P1">40 € par personne + éventuels frais de déplacement</text:p>
      <text:p text:style-name="P1"/>
      <text:p text:style-name="P1">Conditions :</text:p>
      <text:list xml:id="list5072748151853341300" text:style-name="L1">
        <text:list-item>
          <text:p text:style-name="P5">réunir au moins 4 personnes</text:p>
        </text:list-item>
        <text:list-item>
          <text:p text:style-name="P5">avoir un espace d'au moins 1m70 x 3m20 au calme pour installer la table de massage + un lieu pour les autres personnes</text:p>
        </text:list-item>
      </text:list>
      <text:p text:style-name="P1"/>
      <text:p text:style-name="P2">BONS CADEAUX</text:p>
      <text:p text:style-name="P1">Anniversaire, remerciement, fête, diplôme, mariage, naissance d'un enfant, départ en retraite,… Quelle que soit l'occasion, offrez à vos proches un moment de détente et de bien-être grâce à un bon pour un massage chez Ô Temps Pour Soi !</text:p>
      <text:p text:style-name="P1">Bons cadeaux disponibles : 20, 30, 40 ou 60 minutes de massage bien-être.</text:p>
      <text:p text:style-name="P1">Je peux vous envoyer le bon cadeau par mail ou par courr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2T14:35:42</meta:creation-date>
    <dc:date>2020-09-02T15:28:25.82</dc:date>
    <meta:editing-duration>PT52M41S</meta:editing-duration>
    <meta:editing-cycles>11</meta:editing-cycles>
    <meta:generator>OpenOffice/4.1.5$Win32 OpenOffice.org_project/415m1$Build-9789</meta:generator>
    <meta:document-statistic meta:table-count="0" meta:image-count="0" meta:object-count="0" meta:page-count="2" meta:paragraph-count="43" meta:word-count="488" meta:character-count="2838"/>
  </office:meta>
</office:document-meta>
</file>